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1"/>
    <style:style style:name="P9" style:family="paragraph" style:parent-style-name="Text_20_body" style:list-style-name="L3"/>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list-style-name="L1">
      <style:paragraph-properties fo:margin-top="0cm" fo:margin-bottom="0cm"/>
    </style:style>
    <style:style style:name="P12" style:family="paragraph" style:parent-style-name="Text_20_body" style:list-style-name="L3">
      <style:paragraph-properties fo:margin-top="0cm" fo:margin-bottom="0cm"/>
    </style:style>
    <style:style style:name="T1" style:family="text">
      <style:text-properties fo:font-style="italic" style:font-style-asian="italic" style:font-style-complex="italic"/>
    </style:style>
    <style:style style:name="T2" style:family="text">
      <style:text-properties fo:font-size="12pt"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ML</text:p>
      <text:p text:style-name="P1"/>
      <text:p text:style-name="P2">Qu'est-ce que XML ?</text:p>
      <text:p text:style-name="P2"/>
      <text:p text:style-name="P3">XML est l’abréviation de <text:span text:style-name="T1">Extensible Mark-up Language </text:span>(langage de balisage extensible). Le XML est un langage informatique codant la structure et l’organisation de l’information d’un document. Ce langage ouvert permet notamment l’échange des données et de leurs structures.</text:p>
      <text:p text:style-name="P3"/>
      <text:p text:style-name="P3">Il s’agit d’un métalangage qui permet de définir des langages de balisage pour la représentation d’informations destinées à être échangées sur l’Internet. On peut ainsi envisager d’utiliser XML pour la représentation d’entrées de dictionnaire, pour la représentation de textes de théâtre ou encore pour échanger entre masses de données à l’aide d’un jeu de balisage particulier.</text:p>
      <text:p text:style-name="P3"/>
      <text:p text:style-name="P6">XML, En quoi est-ce différent d'un simple langage comme HTML ?</text:p>
      <text:p text:style-name="P6"/>
      <text:p text:style-name="P5">HTML et XML sont deux choses partiellement liées. HTML est un jeu de balises particulier, qui permet de présenter l’information sur écran par l’intermédiaire d’un navigateur web. HTML est donc potentiellement une application de XML. Il existe d’ailleurs, au niveau du W3C, le consortium qui gère les échanges de données sur Internet, une version de HTML appelée le XHTML compatible avec XML.</text:p>
      <text:p text:style-name="P5"/>
      <text:p text:style-name="P6">Quels sont les cas d'usage connus ?</text:p>
      <text:p text:style-name="P6"/>
      <text:list xml:id="list654502246" text:style-name="L1">
        <text:list-item>
          <text:p text:style-name="P4">encoder des données</text:p>
        </text:list-item>
        <text:list-item>
          <text:p text:style-name="P4">programmer des transformations</text:p>
        </text:list-item>
        <text:list-item>
          <text:p text:style-name="P4">représenter un objet imprimable</text:p>
        </text:list-item>
        <text:list-item>
          <text:p text:style-name="P7"><text:span text:style-name="T2">langage de balisage de documents</text:span></text:p>
        </text:list-item>
        <text:list-item>
          <text:p text:style-name="P7">format de données</text:p>
        </text:list-item>
        <text:list-item>
          <text:p text:style-name="P7">langage de description de format de document (DSDL)</text:p>
        </text:list-item>
        <text:list-item>
          <text:p text:style-name="P11">langage de représentation (texte, image…)</text:p>
        </text:list-item>
        <text:list-item>
          <text:p text:style-name="P11">langage de programmation</text:p>
        </text:list-item>
        <text:list-item>
          <text:p text:style-name="P8">protocole de communication</text:p>
        </text:list-item>
      </text:list>
      <text:p text:style-name="P10">En PHP ?</text:p>
      <text:p text:style-name="Text_20_body">En PHP on peut manipuler des fichiers XML notamment avec les classes <text:span text:style-name="T1">XMLReader</text:span> et <text:span text:style-name="T1">XMLWriter </text:span>pour lire et écrire des fichiers XML. L'algorithme de manipulation d'un document <text:span text:style-name="ACRONYM">XML</text:span> suit toujours le même schéma: </text:p>
      <text:list xml:id="list1877088340" text:style-name="L3">
        <text:list-item>
          <text:p text:style-name="P12">Chargement du document depuis le disque dur</text:p>
        </text:list-item>
        <text:list-item>
          <text:p text:style-name="P12">Manipulation du document dans le programme</text:p>
        </text:list-item>
        <text:list-item>
          <text:p text:style-name="P9">Synchronisation de l'arbre modifié avec le document.</text:p>
        </text:list-item>
      </text:list>
      <text:p text:style-name="P10">Qu'est-ce que la réécriture d'URL ?</text:p>
      <text:p text:style-name="Text_20_body">L’<text:span text:style-name="Strong_20_Emphasis">URL Rewriting</text:span> consiste à modifier la structure des liens afin d’insérer des mots clés dans celui-ci. Ces <text:span text:style-name="Strong_20_Emphasis">mots clés</text:span> sont généralement ceux qui sont présent dans le titre des pages. L’URL rewriting joue également un rôle non négligeable dans le <text:span text:style-name="Strong_20_Emphasis">référencement d’un site</text:span> car les mots clés insérés dans les liens (donc dans leurs adresses) permettent une <text:span text:style-name="Strong_20_Emphasis">meilleure indexation</text:span> de la page concerné.</text:p>
      <text:p text:style-name="Text_20_body">On peut réécrire une URL facilement grâce au module <text:bookmark text:name="L5"/><text:span text:style-name="T1">mod_rewrite </text:span>d'Apache. </text:p>
      <text:p text:style-name="Text_20_body"/>
      <text:p text:style-name="Text_20_body"><text:soft-page-break/></text:p>
      <text:p text:style-name="Text_20_body"/>
      <text:p text:style-name="Text_20_body"/>
      <text:list xml:id="list2153227639" text:continue-list="list654502246" text:style-name="L1">
        <text:list-header>
          <text:p text:style-name="P4"/>
        </text:list-header>
      </text:list>
      <text:p text:style-name="P5"/>
      <text:p text:style-name="P5"/>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Duvollet</meta:initial-creator>
    <meta:creation-date>2012-09-20T09:21:24</meta:creation-date>
    <dc:date>2012-09-20T10:10:45</dc:date>
    <dc:creator>Nicolas Duvollet</dc:creator>
    <meta:editing-duration>PT34M10S</meta:editing-duration>
    <meta:editing-cycles>2</meta:editing-cycles>
    <meta:generator>LibreOffice/3.5$Linux_X86_64 LibreOffice_project/350m1$Build-2</meta:generator>
    <meta:document-statistic meta:table-count="0" meta:image-count="0" meta:object-count="0" meta:page-count="2" meta:paragraph-count="24" meta:word-count="364" meta:character-count="2163" meta:non-whitespace-character-count="1970"/>
  </office:meta>
</office:document-meta>
</file>